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</office:automatic-styles>
  <office:body>
    <office:text text:use-soft-page-breaks="true">
      <text:p text:style-name="P1">*{</text:p>
      <text:p text:style-name="Normál"><text:s text:c="4"/>box-sizing: border-box;</text:p>
      <text:p text:style-name="Normál"><text:s text:c="4"/>margin:0;</text:p>
      <text:p text:style-name="Normál"><text:s text:c="4"/>padding: 0;</text:p>
      <text:p text:style-name="Normál">}</text:p>
      <text:p text:style-name="Normál">html{</text:p>
      <text:p text:style-name="Normál"><text:s text:c="4"/>font-size: 16px;</text:p>
      <text:p text:style-name="Normál">}</text:p>
      <text:p text:style-name="Normál">body{</text:p>
      <text:p text:style-name="Normál"><text:s text:c="4"/>font-family: Verdana, Geneva, Tahoma, sans-serif;</text:p>
      <text:p text:style-name="Normál"><text:s text:c="4"/>background: rgba(162,202,221);</text:p>
      <text:p text:style-name="Normál">}</text:p>
      <text:p text:style-name="Normál">.container{</text:p>
      <text:p text:style-name="Normál"><text:s text:c="4"/>max-width: 1300px;</text:p>
      <text:p text:style-name="Normál"><text:s text:c="4"/>margin:0 auto;</text:p>
      <text:p text:style-name="Normál">}</text:p>
      <text:p text:style-name="Normál">.header{</text:p>
      <text:p text:style-name="Normál"><text:s text:c="4"/>height: 580px;</text:p>
      <text:p text:style-name="Normál"><text:s text:c="4"/>background: url('../img/picture1.jpg');</text:p>
      <text:p text:style-name="Normál"><text:s text:c="4"/>color:white;</text:p>
      <text:p text:style-name="Normál"><text:s text:c="4"/>font-size: 2rem;</text:p>
      <text:p text:style-name="Normál"><text:s text:c="4"/>padding: 250px 0 0 400px;</text:p>
      <text:p text:style-name="Normál">}</text:p>
      <text:p text:style-name="Normál">.navigation{</text:p>
      <text:p text:style-name="Normál"><text:s text:c="4"/>background-color: #5473b4</text:p>
      <text:p text:style-name="Normál">}</text:p>
      <text:p text:style-name="Normál">.navigation ul{</text:p>
      <text:p text:style-name="Normál"><text:s text:c="4"/>list-style-type: none;</text:p>
      <text:p text:style-name="Normál">}</text:p>
      <text:p text:style-name="Normál">.navigation ul::after, .hasab::after{</text:p>
      <text:p text:style-name="Normál"><text:s text:c="4"/>content:"";</text:p>
      <text:soft-page-break/>
      <text:p text:style-name="Normál"><text:s text:c="4"/>clear:both;</text:p>
      <text:p text:style-name="Normál"><text:s text:c="4"/>display:table;</text:p>
      <text:p text:style-name="Normál">}</text:p>
      <text:p text:style-name="Normál">.navigation ul li{</text:p>
      <text:p text:style-name="Normál"><text:s text:c="4"/>width:20%;</text:p>
      <text:p text:style-name="Normál"><text:s text:c="4"/>float:left;</text:p>
      <text:p text:style-name="Normál"><text:s text:c="4"/>text-align: center;</text:p>
      <text:p text:style-name="Normál">}</text:p>
      <text:p text:style-name="Normál">.navigation ul li a{</text:p>
      <text:p text:style-name="Normál"><text:s text:c="4"/>color:white;</text:p>
      <text:p text:style-name="Normál"><text:s text:c="4"/>text-decoration: none;</text:p>
      <text:p text:style-name="Normál"><text:s text:c="4"/>padding:30px;</text:p>
      <text:p text:style-name="Normál"><text:s text:c="4"/>display:block;</text:p>
      <text:p text:style-name="Normál"><text:s text:c="4"/>text-transform: uppercase;</text:p>
      <text:p text:style-name="Normál">}</text:p>
      <text:p text:style-name="Normál">.navigation ul li a:hover{</text:p>
      <text:p text:style-name="Normál"><text:s text:c="4"/>background-color: #455f97;</text:p>
      <text:p text:style-name="Normál"><text:s text:c="4"/>text-decoration: underline;</text:p>
      <text:p text:style-name="Normál">}</text:p>
      <text:p text:style-name="Normál">.content{</text:p>
      <text:p text:style-name="Normál"><text:s text:c="4"/>background: #ddd;</text:p>
      <text:p text:style-name="Normál">}</text:p>
      <text:p text:style-name="Normál">.content .hasab img{</text:p>
      <text:p text:style-name="Normál"><text:s text:c="4"/>max-width: 50%;</text:p>
      <text:p text:style-name="Normál">}</text:p>
      <text:p text:style-name="Normál">.content .hasab p{</text:p>
      <text:p text:style-name="Normál"><text:s text:c="4"/>float:left;</text:p>
      <text:p text:style-name="Normál"><text:s text:c="4"/>max-width:50%;</text:p>
      <text:p text:style-name="Normál"><text:s text:c="4"/>font-size:.8rem;</text:p>
      <text:p text:style-name="Normál"><text:s text:c="4"/>padding:20px;</text:p>
      <text:p text:style-name="Normál"><text:s text:c="4"/>line-height: 1.8;</text:p>
      <text:soft-page-break/>
      <text:p text:style-name="Normál"><text:s text:c="4"/>text-align: justify;</text:p>
      <text:p text:style-name="Normál">}</text:p>
      <text:p text:style-name="Normál">.kep1{</text:p>
      <text:p text:style-name="Normál"><text:s text:c="4"/>float:left;</text:p>
      <text:p text:style-name="Normál">}</text:p>
      <text:p text:style-name="Normál">.kep2{</text:p>
      <text:p text:style-name="Normál"><text:s text:c="4"/>float:right;</text:p>
      <text:p text:style-name="Normál">}</text:p>
      <text:p text:style-name="Normál">.footer{</text:p>
      <text:p text:style-name="Normál"><text:s text:c="4"/>background: white;</text:p>
      <text:p text:style-name="Normál"><text:s text:c="4"/>height: 200px;</text:p>
      <text:p text:style-name="Normál"><text:s text:c="4"/>font-size: .8rem;</text:p>
      <text:p text:style-name="Normál"><text:s text:c="4"/>padding-top: 100px;</text:p>
      <text:p text:style-name="Normál"><text:s text:c="4"/>text-align: center;</text:p>
      <text:p text:style-name="Normál"><text:s text:c="4"/>color:rgb(98, 97, 97)</text:p>
      <text:p text:style-name="Normá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11-07T16:00:00Z</meta:creation-date>
    <dc:date>2021-11-07T16:00:00Z</dc:date>
    <meta:template xlink:href="Normal.dotm" xlink:type="simple"/>
    <meta:editing-cycles>1</meta:editing-cycles>
    <meta:editing-duration>PT0S</meta:editing-duration>
    <meta:document-statistic meta:page-count="3" meta:paragraph-count="2" meta:word-count="163" meta:character-count="1288" meta:row-count="9" meta:non-whitespace-character-count="1127"/>
  </office:meta>
</office:document-meta>
</file>